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5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0"/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number-columns-repeated="1021" table:default-cell-style-name="ce3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51"/>
        <table:table-column table:style-name="co7" table:default-cell-style-name="ce51"/>
        <table:table-column table:style-name="co8" table:number-columns-repeated="4" table:default-cell-style-name="ce51"/>
        <table:table-column table:style-name="co9" table:default-cell-style-name="ce51"/>
        <table:table-column table:style-name="co10" table:number-columns-repeated="3" table:default-cell-style-name="ce51"/>
        <table:table-column table:style-name="co11" table:number-columns-repeated="5" table:default-cell-style-name="ce51"/>
        <table:table-column table:style-name="co4" table:number-columns-repeated="1002" table:default-cell-style-name="ce34"/>
        <table:table-column table:style-name="co12" table:number-columns-repeated="3" table:default-cell-style-name="ce34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" calcext:value-type="float">
            <text:p>-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9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" table:style-name="ta1">
        <table:table-column table:style-name="co6" table:default-cell-style-name="ce56"/>
        <table:table-column table:style-name="co7" table:default-cell-style-name="ce56"/>
        <table:table-column table:style-name="co8" table:number-columns-repeated="4" table:default-cell-style-name="ce56"/>
        <table:table-column table:style-name="co4" table:number-columns-repeated="9" table:default-cell-style-name="ce56"/>
        <table:table-column table:style-name="co9" table:default-cell-style-name="ce56"/>
        <table:table-column table:style-name="co10" table:default-cell-style-name="ce56"/>
        <table:table-column table:style-name="co14" table:default-cell-style-name="ce56"/>
        <table:table-column table:style-name="co4" table:number-columns-repeated="1003" table:default-cell-style-name="ce56"/>
        <table:table-column table:style-name="co12" table:number-columns-repeated="7" table:default-cell-style-name="ce56"/>
        <table:table-column table:style-name="co12" table:number-columns-repeated="5" table:default-cell-style-name="ce64"/>
        <table:table-column table:style-name="co5" table:number-columns-repeated="15346" table:default-cell-style-name="ce64"/>
        <table:table-row table:style-name="ro1">
          <table:table-cell table:style-name="ce59"/>
          <table:table-cell table:style-name="ce60" office:value-type="string" calcext:value-type="string">
            <text:p>tC</text:p>
          </table:table-cell>
          <table:table-cell table:style-name="ce60" office:value-type="string" calcext:value-type="string">
            <text:p>FERM</text:p>
          </table:table-cell>
          <table:table-cell table:style-name="ce60" office:value-type="string" calcext:value-type="string">
            <text:p>ATPS</text:p>
          </table:table-cell>
          <table:table-cell table:style-name="ce60" office:value-type="string" calcext:value-type="string">
            <text:p>ADPS</text:p>
          </table:table-cell>
          <table:table-cell table:style-name="ce60" office:value-type="string" calcext:value-type="string">
            <text:p>EAA</text:p>
          </table:table-cell>
          <table:table-cell table:style-name="ce59" office:value-type="string" calcext:value-type="string">
            <text:p>ENT</text:p>
          </table:table-cell>
          <table:table-cell table:style-name="ce59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61" office:value-type="string" calcext:value-type="string">
            <text:p>rRNAp</text:p>
          </table:table-cell>
          <table:table-cell table:style-name="ce61" office:value-type="string" calcext:value-type="string">
            <text:p>mRNAp</text:p>
          </table:table-cell>
          <table:table-cell table:style-name="ce61" office:value-type="string" calcext:value-type="string">
            <text:p>tRNAp</text:p>
          </table:table-cell>
          <table:table-cell table:style-name="ce61" office:value-type="string" calcext:value-type="string">
            <text:p>DNAp</text:p>
          </table:table-cell>
          <table:table-cell table:style-name="ce61" office:value-type="string" calcext:value-type="string">
            <text:p>tRNAc</text:p>
          </table:table-cell>
          <table:table-cell table:style-name="ce60" office:value-type="string" calcext:value-type="string">
            <text:p>r</text:p>
          </table:table-cell>
          <table:table-cell table:number-columns-repeated="1005"/>
          <table:table-cell table:style-name="ce68" table:number-columns-repeated="8"/>
          <table:table-cell/>
          <table:table-cell table:style-name="ce68" table:number-columns-repeated="15350"/>
        </table:table-row>
        <table:table-row table:style-name="ro1">
          <table:table-cell table:style-name="ce60" office:value-type="string" calcext:value-type="string">
            <text:p>x_C</text:p>
          </table:table-cell>
          <table:table-cell table:style-name="ce11" office:value-type="float" office:value="0.03" calcext:value-type="float">
            <text:p>0.0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0" office:value-type="string" calcext:value-type="string">
            <text:p>x_W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I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66" table:number-columns-repeated="4"/>
          <table:table-cell table:number-columns-repeated="16360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62" table:number-columns-repeated="19"/>
          <table:table-cell table:number-columns-repeated="16360"/>
        </table:table-row>
        <table:table-row table:style-name="ro1">
          <table:table-cell table:style-name="ce43"/>
          <table:table-cell table:style-name="Default" table:number-columns-repeated="14"/>
          <table:table-cell table:style-name="ce62" table:number-columns-repeated="4"/>
          <table:table-cell table:number-columns-repeated="16360"/>
        </table:table-row>
        <table:table-row table:style-name="ro1">
          <table:table-cell table:style-name="ce43"/>
          <table:table-cell table:style-name="Default" table:number-columns-repeated="14"/>
          <table:table-cell table:number-columns-repeated="16364"/>
        </table:table-row>
        <table:table-row table:style-name="ro1" table:number-rows-repeated="5">
          <table:table-cell table:style-name="ce44"/>
          <table:table-cell table:style-name="Default" table:number-columns-repeated="14"/>
          <table:table-cell table:number-columns-repeated="16364"/>
        </table:table-row>
        <table:table-row table:style-name="ro1" table:number-rows-repeated="6">
          <table:table-cell table:style-name="ce43"/>
          <table:table-cell table:style-name="Default" table:number-columns-repeated="14"/>
          <table:table-cell table:number-columns-repeated="16364"/>
        </table:table-row>
        <table:table-row table:style-name="ro1" table:number-rows-repeated="1048545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A" table:style-name="ta2">
        <table:table-column table:style-name="co15" table:number-columns-repeated="1020" table:default-cell-style-name="ce72"/>
        <table:table-column table:style-name="co15" table:default-cell-style-name="Default"/>
        <table:table-column table:style-name="co15" table:number-columns-repeated="15358" table:default-cell-style-name="ce72"/>
        <table:table-row table:style-name="ro1">
          <table:table-cell table:style-name="ce35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43" office:value-type="string" calcext:value-type="string">
            <text:p>x_C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05" calcext:value-type="float">
            <text:p>0.0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44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3"/>
          <table:table-cell table:style-name="ce71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6" table:number-columns-repeated="3"/>
          <table:table-cell table:number-columns-repeated="16361"/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71" table:number-columns-repeated="18"/>
          <table:table-cell table:number-columns-repeated="16361"/>
        </table:table-row>
        <table:table-row table:style-name="ro1" table:number-rows-repeated="2">
          <table:table-cell table:style-name="ce34" table:number-columns-repeated="16"/>
          <table:table-cell table:style-name="ce71" table:number-columns-repeated="2"/>
          <table:table-cell table:number-columns-repeated="16361"/>
        </table:table-row>
        <table:table-row table:style-name="ro1" table:number-rows-repeated="3">
          <table:table-cell table:style-name="ce34" table:number-columns-repeated="16"/>
          <table:table-cell table:number-columns-repeated="16363"/>
        </table:table-row>
        <table:table-row table:style-name="ro1" table:number-rows-repeated="1048553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kcat" table:style-name="ta3">
        <table:table-column table:style-name="co13" table:number-columns-repeated="16379" table:default-cell-style-name="ce78"/>
        <table:table-row table:style-name="ro1">
          <table:table-cell table:style-name="ce77"/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77" office:value-type="string" calcext:value-type="string">
            <text:p>ENT</text:p>
          </table:table-cell>
          <table:table-cell table:style-name="ce77" office:value-type="string" calcext:value-type="string">
            <text:p>LIPS</text:p>
          </table:table-cell>
          <table:table-cell table:style-name="ce77" office:value-type="string" calcext:value-type="string">
            <text:p>MAINT</text:p>
          </table:table-cell>
          <table:table-cell table:style-name="ce80" office:value-type="string" calcext:value-type="string">
            <text:p>rRNAp</text:p>
          </table:table-cell>
          <table:table-cell table:style-name="ce80" office:value-type="string" calcext:value-type="string">
            <text:p>mRNAp</text:p>
          </table:table-cell>
          <table:table-cell table:style-name="ce80" office:value-type="string" calcext:value-type="string">
            <text:p>tRNAp</text:p>
          </table:table-cell>
          <table:table-cell table:style-name="ce80" office:value-type="string" calcext:value-type="string">
            <text:p>DNAp</text:p>
          </table:table-cell>
          <table:table-cell table:style-name="ce80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34" table:number-columns-repeated="1005"/>
          <table:table-cell table:number-columns-repeated="15359"/>
        </table:table-row>
        <table:table-row table:style-name="ro1">
          <table:table-cell table:style-name="ce51" office:value-type="string" calcext:value-type="string">
            <text:p>kcat_f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16364"/>
        </table:table-row>
        <table:table-row table:style-name="ro1">
          <table:table-cell table:style-name="ce51" office:value-type="string" calcext:value-type="string">
            <text:p>kcat_b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9"/>
        </table:table-row>
        <table:table-row table:style-name="ro1" table:number-rows-repeated="2">
          <table:table-cell table:style-name="ce51"/>
          <table:table-cell table:style-name="ce79" table:number-columns-repeated="14"/>
          <table:table-cell table:number-columns-repeated="16364"/>
        </table:table-row>
        <table:table-row table:style-name="ro1" table:number-rows-repeated="1048568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conditions" table:style-name="ta1">
        <table:table-column table:style-name="co12" table:number-columns-repeated="5" table:default-cell-style-name="ce51"/>
        <table:table-column table:style-name="co6" table:number-columns-repeated="939" table:default-cell-style-name="ce3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48" calcext:value-type="float">
            <text:p>48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52" calcext:value-type="float">
            <text:p>5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table:style-name="ce51" office:value-type="float" office:value="64" calcext:value-type="float">
            <text:p>64</text:p>
          </table:table-cell>
          <table:table-cell table:style-name="ce51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61" table:style-name="ce51" office:value-type="float" office:value="340" calcext:value-type="float">
            <text:p>340</text:p>
          </table:table-cell>
          <table:table-cell table:number-columns-repeated="16273"/>
        </table:table-row>
        <table:table-row table:style-name="ro1">
          <table:table-cell table:style-name="ce71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51" table:formula="of:=[.E3]/1.075" office:value-type="float" office:value="0.0748800529776375" calcext:value-type="float">
            <text:p>0.0748800529776375</text:p>
          </table:table-cell>
          <table:table-cell table:style-name="ce51" table:formula="of:=[.F3]/1.075" office:value-type="float" office:value="0.0696558632350116" calcext:value-type="float">
            <text:p>0.0696558632350116</text:p>
          </table:table-cell>
          <table:table-cell table:style-name="ce51" table:formula="of:=[.G3]/1.075" office:value-type="float" office:value="0.0647961518465225" calcext:value-type="float">
            <text:p>0.0647961518465225</text:p>
          </table:table-cell>
          <table:table-cell table:style-name="ce51" table:formula="of:=[.H3]/1.075" office:value-type="float" office:value="0.0602754900897883" calcext:value-type="float">
            <text:p>0.0602754900897883</text:p>
          </table:table-cell>
          <table:table-cell table:style-name="ce51" table:formula="of:=[.I3]/1.075" office:value-type="float" office:value="0.056070223339338" calcext:value-type="float">
            <text:p>0.056070223339338</text:p>
          </table:table-cell>
          <table:table-cell table:style-name="ce51" table:formula="of:=[.J3]/1.075" office:value-type="float" office:value="0.0521583472924074" calcext:value-type="float">
            <text:p>0.0521583472924074</text:p>
          </table:table-cell>
          <table:table-cell table:style-name="ce51" table:formula="of:=[.K3]/1.075" office:value-type="float" office:value="0.0485193928301464" calcext:value-type="float">
            <text:p>0.0485193928301464</text:p>
          </table:table-cell>
          <table:table-cell table:style-name="ce51" table:formula="of:=[.L3]/1.075" office:value-type="float" office:value="0.0451343189117641" calcext:value-type="float">
            <text:p>0.0451343189117641</text:p>
          </table:table-cell>
          <table:table-cell table:style-name="ce51" table:formula="of:=[.M3]/1.075" office:value-type="float" office:value="0.0419854129411759" calcext:value-type="float">
            <text:p>0.0419854129411759</text:p>
          </table:table-cell>
          <table:table-cell table:style-name="ce51" table:formula="of:=[.N3]/1.075" office:value-type="float" office:value="0.0390561980848148" calcext:value-type="float">
            <text:p>0.0390561980848148</text:p>
          </table:table-cell>
          <table:table-cell table:style-name="ce51" table:formula="of:=[.O3]/1.075" office:value-type="float" office:value="0.0363313470556417" calcext:value-type="float">
            <text:p>0.0363313470556417</text:p>
          </table:table-cell>
          <table:table-cell table:style-name="ce51" table:formula="of:=[.P3]/1.075" office:value-type="float" office:value="0.0337966019122248" calcext:value-type="float">
            <text:p>0.0337966019122248</text:p>
          </table:table-cell>
          <table:table-cell table:style-name="ce51" table:formula="of:=[.Q3]/1.075" office:value-type="float" office:value="0.0314386994532324" calcext:value-type="float">
            <text:p>0.0314386994532324</text:p>
          </table:table-cell>
          <table:table-cell table:style-name="ce51" table:formula="of:=[.R3]/1.075" office:value-type="float" office:value="0.0292453018169604" calcext:value-type="float">
            <text:p>0.0292453018169604</text:p>
          </table:table-cell>
          <table:table-cell table:style-name="ce51" table:formula="of:=[.S3]/1.075" office:value-type="float" office:value="0.0272049319227538" calcext:value-type="float">
            <text:p>0.0272049319227538</text:p>
          </table:table-cell>
          <table:table-cell table:style-name="ce51" table:formula="of:=[.T3]/1.075" office:value-type="float" office:value="0.0253069134165152" calcext:value-type="float">
            <text:p>0.0253069134165152</text:p>
          </table:table-cell>
          <table:table-cell table:style-name="ce51" table:formula="of:=[.U3]/1.075" office:value-type="float" office:value="0.0235413148060607" calcext:value-type="float">
            <text:p>0.0235413148060607</text:p>
          </table:table-cell>
          <table:table-cell table:style-name="ce51" table:formula="of:=[.V3]/1.075" office:value-type="float" office:value="0.0218988974940099" calcext:value-type="float">
            <text:p>0.0218988974940099</text:p>
          </table:table-cell>
          <table:table-cell table:style-name="ce51" table:formula="of:=[.W3]/1.075" office:value-type="float" office:value="0.0203710674362883" calcext:value-type="float">
            <text:p>0.0203710674362883</text:p>
          </table:table-cell>
          <table:table-cell table:style-name="ce51" table:formula="of:=[.X3]/1.075" office:value-type="float" office:value="0.0189498301732914" calcext:value-type="float">
            <text:p>0.0189498301732914</text:p>
          </table:table-cell>
          <table:table-cell table:style-name="ce51" table:formula="of:=[.Y3]/1.075" office:value-type="float" office:value="0.0176277489984106" calcext:value-type="float">
            <text:p>0.0176277489984106</text:p>
          </table:table-cell>
          <table:table-cell table:style-name="ce51" table:formula="of:=[.Z3]/1.075" office:value-type="float" office:value="0.0163979060450332" calcext:value-type="float">
            <text:p>0.0163979060450332</text:p>
          </table:table-cell>
          <table:table-cell table:style-name="ce51" table:formula="of:=[.AA3]/1.075" office:value-type="float" office:value="0.0152538660884029" calcext:value-type="float">
            <text:p>0.0152538660884029</text:p>
          </table:table-cell>
          <table:table-cell table:style-name="ce51" table:formula="of:=[.AB3]/1.075" office:value-type="float" office:value="0.014189642872933" calcext:value-type="float">
            <text:p>0.014189642872933</text:p>
          </table:table-cell>
          <table:table-cell table:style-name="ce51" table:formula="of:=[.AC3]/1.075" office:value-type="float" office:value="0.0131996677887749" calcext:value-type="float">
            <text:p>0.0131996677887749</text:p>
          </table:table-cell>
          <table:table-cell table:style-name="ce51" table:formula="of:=[.AD3]/1.075" office:value-type="float" office:value="0.012278760733744" calcext:value-type="float">
            <text:p>0.012278760733744</text:p>
          </table:table-cell>
          <table:table-cell table:style-name="ce51" table:formula="of:=[.AE3]/1.075" office:value-type="float" office:value="0.011422103008134" calcext:value-type="float">
            <text:p>0.011422103008134</text:p>
          </table:table-cell>
          <table:table-cell table:style-name="ce51" table:formula="of:=[.AF3]/1.075" office:value-type="float" office:value="0.0106252121005898" calcext:value-type="float">
            <text:p>0.0106252121005898</text:p>
          </table:table-cell>
          <table:table-cell table:style-name="ce51" table:formula="of:=[.AG3]/1.075" office:value-type="float" office:value="0.00988391823310676" calcext:value-type="float">
            <text:p>0.00988391823310676</text:p>
          </table:table-cell>
          <table:table-cell table:style-name="ce51" table:formula="of:=[.AH3]/1.075" office:value-type="float" office:value="0.00919434254242489" calcext:value-type="float">
            <text:p>0.00919434254242489</text:p>
          </table:table-cell>
          <table:table-cell table:style-name="ce51" table:formula="of:=[.AI3]/1.075" office:value-type="float" office:value="0.00855287678365106" calcext:value-type="float">
            <text:p>0.00855287678365106</text:p>
          </table:table-cell>
          <table:table-cell table:style-name="ce51" table:formula="of:=[.AJ3]/1.075" office:value-type="float" office:value="0.00795616444990797" calcext:value-type="float">
            <text:p>0.00795616444990797</text:p>
          </table:table-cell>
          <table:table-cell table:style-name="ce51" table:formula="of:=[.AK3]/1.075" office:value-type="float" office:value="0.00740108320921671" calcext:value-type="float">
            <text:p>0.00740108320921671</text:p>
          </table:table-cell>
          <table:table-cell table:style-name="ce51" table:formula="of:=[.AL3]/1.075" office:value-type="float" office:value="0.00688472856671322" calcext:value-type="float">
            <text:p>0.00688472856671322</text:p>
          </table:table-cell>
          <table:table-cell table:style-name="ce51" table:formula="of:=[.AM3]/1.075" office:value-type="float" office:value="0.00640439866670997" calcext:value-type="float">
            <text:p>0.00640439866670997</text:p>
          </table:table-cell>
          <table:table-cell table:style-name="ce51" table:formula="of:=[.AN3]/1.075" office:value-type="float" office:value="0.00595758015507905" calcext:value-type="float">
            <text:p>0.00595758015507905</text:p>
          </table:table-cell>
          <table:table-cell table:style-name="ce51" table:formula="of:=[.AO3]/1.075" office:value-type="float" office:value="0.00554193502798051" calcext:value-type="float">
            <text:p>0.00554193502798051</text:p>
          </table:table-cell>
          <table:table-cell table:style-name="ce51" table:formula="of:=[.AP3]/1.075" office:value-type="float" office:value="0.0051552883981214" calcext:value-type="float">
            <text:p>0.0051552883981214</text:p>
          </table:table-cell>
          <table:table-cell table:style-name="ce51" table:formula="of:=[.AQ3]/1.075" office:value-type="float" office:value="0.00479561711453154" calcext:value-type="float">
            <text:p>0.00479561711453154</text:p>
          </table:table-cell>
          <table:table-cell table:style-name="ce51" table:formula="of:=[.AR3]/1.075" office:value-type="float" office:value="0.00446103917630841" calcext:value-type="float">
            <text:p>0.00446103917630841</text:p>
          </table:table-cell>
          <table:table-cell table:style-name="ce51" table:formula="of:=[.AS3]/1.075" office:value-type="float" office:value="0.00414980388493805" calcext:value-type="float">
            <text:p>0.00414980388493805</text:p>
          </table:table-cell>
          <table:table-cell table:style-name="ce51" table:formula="of:=[.AT3]/1.075" office:value-type="float" office:value="0.00386028268366331" calcext:value-type="float">
            <text:p>0.00386028268366331</text:p>
          </table:table-cell>
          <table:table-cell table:style-name="ce51" table:formula="of:=[.AU3]/1.075" office:value-type="float" office:value="0.00359096063596587" calcext:value-type="float">
            <text:p>0.00359096063596587</text:p>
          </table:table-cell>
          <table:table-cell table:style-name="ce51" table:formula="of:=[.AV3]/1.075" office:value-type="float" office:value="0.0033404284985729" calcext:value-type="float">
            <text:p>0.0033404284985729</text:p>
          </table:table-cell>
          <table:table-cell table:style-name="ce51" table:formula="of:=[.AW3]/1.075" office:value-type="float" office:value="0.00310737534750967" calcext:value-type="float">
            <text:p>0.00310737534750967</text:p>
          </table:table-cell>
          <table:table-cell table:style-name="ce51" table:formula="of:=[.AX3]/1.075" office:value-type="float" office:value="0.00289058171861365" calcext:value-type="float">
            <text:p>0.00289058171861365</text:p>
          </table:table-cell>
          <table:table-cell table:style-name="ce51" table:formula="of:=[.AY3]/1.075" office:value-type="float" office:value="0.00268891322661735" calcext:value-type="float">
            <text:p>0.00268891322661735</text:p>
          </table:table-cell>
          <table:table-cell table:style-name="ce51" table:formula="of:=[.AZ3]/1.075" office:value-type="float" office:value="0.00250131462941149" calcext:value-type="float">
            <text:p>0.00250131462941149</text:p>
          </table:table-cell>
          <table:table-cell table:style-name="ce51" table:formula="of:=[.BA3]/1.075" office:value-type="float" office:value="0.00232680430642929" calcext:value-type="float">
            <text:p>0.00232680430642929</text:p>
          </table:table-cell>
          <table:table-cell table:style-name="ce51" table:formula="of:=[.BB3]/1.075" office:value-type="float" office:value="0.00216446912225981" calcext:value-type="float">
            <text:p>0.00216446912225981</text:p>
          </table:table-cell>
          <table:table-cell table:style-name="ce51" table:formula="of:=[.BC3]/1.075" office:value-type="float" office:value="0.00201345964861377" calcext:value-type="float">
            <text:p>0.00201345964861377</text:p>
          </table:table-cell>
          <table:table-cell table:style-name="ce51" table:formula="of:=[.BD3]/1.075" office:value-type="float" office:value="0.00187298571964072" calcext:value-type="float">
            <text:p>0.00187298571964072</text:p>
          </table:table-cell>
          <table:table-cell table:style-name="ce51" table:formula="of:=[.BE3]/1.075" office:value-type="float" office:value="0.0017423122973402" calcext:value-type="float">
            <text:p>0.0017423122973402</text:p>
          </table:table-cell>
          <table:table-cell table:style-name="ce51" table:formula="of:=[.BF3]/1.075" office:value-type="float" office:value="0.00162075562543275" calcext:value-type="float">
            <text:p>0.00162075562543275</text:p>
          </table:table-cell>
          <table:table-cell table:style-name="ce51" table:formula="of:=[.BG3]/1.075" office:value-type="float" office:value="0.00150767965156535" calcext:value-type="float">
            <text:p>0.00150767965156535</text:p>
          </table:table-cell>
          <table:table-cell table:style-name="ce51" table:formula="of:=[.BH3]/1.075" office:value-type="float" office:value="0.00140249269913056" calcext:value-type="float">
            <text:p>0.00140249269913056</text:p>
          </table:table-cell>
          <table:table-cell table:style-name="ce51" table:formula="of:=[.BI3]/1.075" office:value-type="float" office:value="0.00130464437128424" calcext:value-type="float">
            <text:p>0.00130464437128424</text:p>
          </table:table-cell>
          <table:table-cell table:style-name="ce51" table:formula="of:=[.BJ3]/1.075" office:value-type="float" office:value="0.00121362267096208" calcext:value-type="float">
            <text:p>0.00121362267096208</text:p>
          </table:table-cell>
          <table:table-cell table:style-name="ce51" table:formula="of:=[.BK3]/1.075" office:value-type="float" office:value="0.00112895132182519" calcext:value-type="float">
            <text:p>0.00112895132182519</text:p>
          </table:table-cell>
          <table:table-cell table:style-name="ce51" table:formula="of:=[.BL3]/1.075" office:value-type="float" office:value="0.00105018727611646" calcext:value-type="float">
            <text:p>0.00105018727611646</text:p>
          </table:table-cell>
          <table:table-cell table:style-name="ce51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51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9"/>
        </table:table-row>
        <table:table-row table:style-name="ro3">
          <table:table-cell table:number-columns-repeated="16339"/>
        </table:table-row>
      </table:table>
      <table:table table:name="x" table:style-name="ta2">
        <table:table-column table:style-name="co1" table:default-cell-style-name="ce72"/>
        <table:table-column table:style-name="co16" table:default-cell-style-name="ce72"/>
        <table:table-column table:style-name="co5" table:number-columns-repeated="16382" table:default-cell-style-name="ce72"/>
        <table:table-row table:style-name="ro1">
          <table:table-cell/>
          <table:table-cell table:style-name="ce81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x(t)</text:p>
          </table:table-cell>
          <table:table-cell table:style-name="ce81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1" office:value-type="string" calcext:value-type="string">
            <text:p>dx/dt</text:p>
          </table:table-cell>
          <table:table-cell table:style-name="ce81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19" table:default-cell-style-name="ce72"/>
        <table:table-column table:style-name="co5" table:default-cell-style-name="Default"/>
        <table:table-column table:style-name="co5" table:number-columns-repeated="16359" table:default-cell-style-name="ce72"/>
        <table:table-row table:style-name="ro1">
          <table:table-cell table:style-name="ce81" office:value-type="string" calcext:value-type="string">
            <text:p>mu</text:p>
          </table:table-cell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71"/>
          <table:table-cell table:style-name="ce76"/>
          <table:table-cell table:style-name="ce71" table:number-columns-repeated="2"/>
          <table:table-cell table:number-columns-repeated="16360"/>
        </table:table-row>
        <table:table-row table:style-name="ro1"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042" calcext:value-type="float">
            <text:p>0.042</text:p>
          </table:table-cell>
          <table:table-cell table:style-name="ce81" office:value-type="float" office:value="0.041" calcext:value-type="float">
            <text:p>0.041</text:p>
          </table:table-cell>
          <table:table-cell table:style-name="ce81" office:value-type="float" office:value="0.026" calcext:value-type="float">
            <text:p>0.026</text:p>
          </table:table-cell>
          <table:table-cell table:style-name="ce81" office:value-type="float" office:value="0.005" calcext:value-type="float">
            <text:p>0.005</text:p>
          </table:table-cell>
          <table:table-cell table:style-name="ce81" office:value-type="float" office:value="0.165" calcext:value-type="float">
            <text:p>0.165</text:p>
          </table:table-cell>
          <table:table-cell table:style-name="ce81" office:value-type="float" office:value="0.023" calcext:value-type="float">
            <text:p>0.023</text:p>
          </table:table-cell>
          <table:table-cell table:style-name="ce81" office:value-type="float" office:value="0.031" calcext:value-type="float">
            <text:p>0.031</text:p>
          </table:table-cell>
          <table:table-cell table:style-name="ce81" office:value-type="float" office:value="0.287" calcext:value-type="float">
            <text:p>0.287</text:p>
          </table:table-cell>
          <table:table-cell table:style-name="ce81" table:formula="of:=0.6*0.071" office:value-type="float" office:value="0.0426" calcext:value-type="float">
            <text:p>0.0426</text:p>
          </table:table-cell>
          <table:table-cell table:style-name="ce81" table:formula="of:=0.3*0.071" office:value-type="float" office:value="0.0213" calcext:value-type="float">
            <text:p>0.0213</text:p>
          </table:table-cell>
          <table:table-cell table:style-name="ce81" table:formula="of:=0.1*0.071" office:value-type="float" office:value="0.0071" calcext:value-type="float">
            <text:p>0.0071</text:p>
          </table:table-cell>
          <table:table-cell table:style-name="ce81"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81" office:value-type="float" office:value="0.284" calcext:value-type="float">
            <text:p>0.284</text:p>
          </table:table-cell>
          <table:table-cell table:style-name="ce81" table:number-columns-repeated="3"/>
          <table:table-cell table:number-columns-repeated="16361"/>
        </table:table-row>
        <table:table-row table:style-name="ro1">
          <table:table-cell table:number-columns-repeated="16379"/>
        </table:table-row>
        <table:table-row table:style-name="ro1">
          <table:table-cell/>
          <table:table-cell table:style-name="ce43" table:number-columns-repeated="6"/>
          <table:table-cell table:style-name="ce35" table:number-columns-repeated="3"/>
          <table:table-cell table:style-name="ce44" table:number-columns-repeated="5"/>
          <table:table-cell table:style-name="ce43"/>
          <table:table-cell table:number-columns-repeated="16363"/>
        </table:table-row>
        <table:table-row table:style-name="ro1">
          <table:table-cell/>
          <table:table-cell table:style-name="ce81" table:number-columns-repeated="2"/>
          <table:table-cell table:style-name="Default" table:number-columns-repeated="13"/>
          <table:table-cell table:number-columns-repeated="16363"/>
        </table:table-row>
        <table:table-row table:style-name="ro1" table:number-rows-repeated="5">
          <table:table-cell table:number-columns-repeated="16379"/>
        </table:table-row>
        <table:table-row table:style-name="ro1" table:number-rows-repeated="8">
          <table:table-cell table:number-columns-repeated="5"/>
          <table:table-cell table:style-name="ce81" table:number-columns-repeated="14"/>
          <table:table-cell table:number-columns-repeated="16360"/>
        </table:table-row>
        <table:table-row table:style-name="ro1" table:number-rows-repeated="1048557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min_phi" table:style-name="ta3">
        <table:table-column table:style-name="co17" table:number-columns-repeated="16378" table:default-cell-style-name="Default"/>
        <table:table-row table:style-name="ro1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  <table:table-cell table:style-name="ce43"/>
          <table:table-cell table:number-columns-repeated="16363"/>
        </table:table-row>
        <table:table-row table:style-name="ro1">
          <table:table-cell table:number-columns-repeated="10" table:style-name="ce8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1048573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f" table:style-name="ta3">
        <table:table-column table:style-name="co13" table:number-columns-repeated="14" table:default-cell-style-name="Default"/>
        <table:table-row table:style-name="ro3">
          <table:table-cell table:style-name="ce43" office:value-type="string" calcext:value-type="string">
            <text:p>tC</text:p>
          </table:table-cell>
          <table:table-cell table:style-name="ce43" office:value-type="string" calcext:value-type="string">
            <text:p>FERM</text:p>
          </table:table-cell>
          <table:table-cell table:style-name="ce43" office:value-type="string" calcext:value-type="string">
            <text:p>ATPS</text:p>
          </table:table-cell>
          <table:table-cell table:style-name="ce43" office:value-type="string" calcext:value-type="string">
            <text:p>ADPS</text:p>
          </table:table-cell>
          <table:table-cell table:style-name="ce43" office:value-type="string" calcext:value-type="string">
            <text:p>EAA</text:p>
          </table:table-cell>
          <table:table-cell table:style-name="ce35" office:value-type="string" calcext:value-type="string">
            <text:p>ENT</text:p>
          </table:table-cell>
          <table:table-cell table:style-name="ce35" office:value-type="string" calcext:value-type="string">
            <text:p>LIPS</text:p>
          </table:table-cell>
          <table:table-cell table:style-name="ce35" office:value-type="string" calcext:value-type="string">
            <text:p>Maint</text:p>
          </table:table-cell>
          <table:table-cell table:style-name="ce44" office:value-type="string" calcext:value-type="string">
            <text:p>rRNAp</text:p>
          </table:table-cell>
          <table:table-cell table:style-name="ce44" office:value-type="string" calcext:value-type="string">
            <text:p>mRNAp</text:p>
          </table:table-cell>
          <table:table-cell table:style-name="ce44" office:value-type="string" calcext:value-type="string">
            <text:p>tRNAp</text:p>
          </table:table-cell>
          <table:table-cell table:style-name="ce44" office:value-type="string" calcext:value-type="string">
            <text:p>DNAp</text:p>
          </table:table-cell>
          <table:table-cell table:style-name="ce44" office:value-type="string" calcext:value-type="string">
            <text:p>tRNAc</text:p>
          </table:table-cell>
          <table:table-cell table:style-name="ce43" office:value-type="string" calcext:value-type="string">
            <text:p>r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ibcomp" table:style-name="ta3">
        <table:table-column table:style-name="co13" table:default-cell-style-name="ce73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84" office:value-type="string" calcext:value-type="string">
            <text:p>metabolite</text:p>
          </table:table-cell>
          <table:table-cell table:style-name="ce84" office:value-type="string" calcext:value-type="string">
            <text:p>mass_fraction</text:p>
          </table:table-cell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ce84" office:value-type="float" office:value="0.02" calcext:value-type="float">
            <text:p>0.02</text:p>
          </table:table-cell>
        </table:table-row>
        <table:table-row table:style-name="ro1">
          <table:table-cell table:style-name="ce43" office:value-type="string" calcext:value-type="string">
            <text:p>I</text:p>
          </table:table-cell>
          <table:table-cell table:style-name="ce84" office:value-type="float" office:value="0.02" calcext:value-type="float">
            <text:p>0.02</text:p>
          </table:table-cell>
        </table:table-row>
        <table:table-row table:style-name="ro1">
          <table:table-cell table:style-name="ce44" office:value-type="string" calcext:value-type="string">
            <text:p>AA</text:p>
          </table:table-cell>
          <table:table-cell table:style-name="ce84" office:value-type="float" office:value="0.02" calcext:value-type="float">
            <text:p>0.02</text:p>
          </table:table-cell>
        </table:table-row>
        <table:table-row table:style-name="ro1">
          <table:table-cell table:style-name="ce44" office:value-type="string" calcext:value-type="string">
            <text:p>NT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44" office:value-type="string" calcext:value-type="string">
            <text:p>ADP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44" office:value-type="string" calcext:value-type="string">
            <text:p>ATP</text:p>
          </table:table-cell>
          <table:table-cell table:style-name="ce84" office:value-type="float" office:value="0.01" calcext:value-type="float">
            <text:p>0.01</text:p>
          </table:table-cell>
        </table:table-row>
        <table:table-row table:style-name="ro1">
          <table:table-cell table:style-name="ce44" office:value-type="string" calcext:value-type="string">
            <text:p>LIP</text:p>
          </table:table-cell>
          <table:table-cell table:style-name="ce84" office:value-type="float" office:value="0.1" calcext:value-type="float">
            <text:p>0.1</text:p>
          </table:table-cell>
        </table:table-row>
        <table:table-row table:style-name="ro1">
          <table:table-cell table:style-name="ce43" office:value-type="string" calcext:value-type="string">
            <text:p>rRNA</text:p>
          </table:table-cell>
          <table:table-cell table:style-name="ce84" office:value-type="float" office:value="0.161" calcext:value-type="float">
            <text:p>0.161</text:p>
          </table:table-cell>
        </table:table-row>
        <table:table-row table:style-name="ro1">
          <table:table-cell table:style-name="ce43" office:value-type="string" calcext:value-type="string">
            <text:p>mR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43" office:value-type="string" calcext:value-type="string">
            <text:p>tRNA</text:p>
          </table:table-cell>
          <table:table-cell table:style-name="ce84" office:value-type="float" office:value="0.009" calcext:value-type="float">
            <text:p>0.009</text:p>
          </table:table-cell>
        </table:table-row>
        <table:table-row table:style-name="ro1">
          <table:table-cell table:style-name="ce43" office:value-type="string" calcext:value-type="string">
            <text:p>DNA</text:p>
          </table:table-cell>
          <table:table-cell table:style-name="ce84" office:value-type="float" office:value="0.012" calcext:value-type="float">
            <text:p>0.012</text:p>
          </table:table-cell>
        </table:table-row>
        <table:table-row table:style-name="ro1">
          <table:table-cell table:style-name="ce43" office:value-type="string" calcext:value-type="string">
            <text:p>TC</text:p>
          </table:table-cell>
          <table:table-cell table:style-name="ce84" office:value-type="float" office:value="0.018" calcext:value-type="float">
            <text:p>0.018</text:p>
          </table:table-cell>
        </table:table-row>
        <table:table-row table:style-name="ro1">
          <table:table-cell table:style-name="ce43" office:value-type="string" calcext:value-type="string">
            <text:p>p</text:p>
          </table:table-cell>
          <table:table-cell table:style-name="ce84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09:50:55.5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07T11:02:33.798000000</dc:date>
    <meta:editing-cycles>760</meta:editing-cycles>
    <meta:editing-duration>P4DT16H15M45S</meta:editing-duration>
    <meta:document-statistic meta:table-count="12" meta:cell-count="1168" meta:object-count="0"/>
  </office:meta>
</office:document-meta>
</file>